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90db" officeooo:paragraph-rsid="000190d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ile we make every effort to provide appropriate information and guidance when caring for you plants, we can not be held responsible if while using this application your plants perish. By using this application you agree that you will not hold “The Transistor Team” liable for any damages that arise from use of our applica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19-11-09T02:41:50.145000000</dc:date>
    <meta:editing-duration>PT2M39S</meta:editing-duration>
    <meta:editing-cycles>1</meta:editing-cycles>
    <meta:document-statistic meta:table-count="0" meta:image-count="0" meta:object-count="0" meta:page-count="1" meta:paragraph-count="1" meta:word-count="55" meta:character-count="329" meta:non-whitespace-character-count="275"/>
  </office:meta>
</office:document-meta>
</file>